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ad38" officeooo:paragraph-rsid="001aad38" style:font-size-asian="9pt" style:font-size-complex="9pt"/>
    </style:style>
    <style:style style:name="P2" style:family="paragraph" style:parent-style-name="Standard">
      <style:text-properties fo:font-size="9pt" officeooo:rsid="001aad38" officeooo:paragraph-rsid="002e774b" style:font-size-asian="9pt" style:font-size-complex="9pt"/>
    </style:style>
    <style:style style:name="P3" style:family="paragraph" style:parent-style-name="Standard">
      <style:text-properties fo:font-size="9pt" officeooo:rsid="002f99d8" officeooo:paragraph-rsid="002f99d8" style:font-size-asian="9pt" style:font-size-complex="9pt"/>
    </style:style>
    <style:style style:name="P4" style:family="paragraph" style:parent-style-name="Standard">
      <style:text-properties fo:font-size="9pt" officeooo:rsid="0032a958" officeooo:paragraph-rsid="0032a958" style:font-size-asian="9pt" style:font-size-complex="9pt"/>
    </style:style>
    <style:style style:name="P5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6" style:family="paragraph" style:parent-style-name="Standard">
      <style:text-properties fo:font-size="9pt" officeooo:rsid="001aad38" officeooo:paragraph-rsid="002586a3" fo:background-color="#ffffff" style:font-size-asian="9pt" style:font-size-complex="9pt"/>
    </style:style>
    <style:style style:name="P7" style:family="paragraph" style:parent-style-name="Standard">
      <style:text-properties fo:font-size="9pt" officeooo:rsid="001aad38" officeooo:paragraph-rsid="0037f609" fo:background-color="#ffffff" style:font-size-asian="9pt" style:font-size-complex="9pt"/>
    </style:style>
    <style:style style:name="P8" style:family="paragraph" style:parent-style-name="Standard">
      <style:text-properties fo:font-size="9pt" officeooo:rsid="001bdf85" officeooo:paragraph-rsid="001bdf85" fo:background-color="#ffffff" style:font-size-asian="9pt" style:font-size-complex="9pt"/>
    </style:style>
    <style:style style:name="P9" style:family="paragraph" style:parent-style-name="Standard">
      <style:text-properties fo:font-size="9pt" officeooo:rsid="001aad38" officeooo:paragraph-rsid="001aad38" fo:background-color="#cfe7f5" style:font-size-asian="9pt" style:font-size-complex="9pt"/>
    </style:style>
    <style:style style:name="P10" style:family="paragraph" style:parent-style-name="Standard">
      <style:text-properties fo:font-size="9pt" officeooo:rsid="001d6842" officeooo:paragraph-rsid="001aad38" fo:background-color="#cfe7f5" style:font-size-asian="9pt" style:font-size-complex="9pt"/>
    </style:style>
    <style:style style:name="P11" style:family="paragraph" style:parent-style-name="Standard">
      <style:text-properties fo:font-size="9pt" officeooo:rsid="001d6842" officeooo:paragraph-rsid="001d6842" fo:background-color="transparent" style:font-size-asian="9pt" style:font-size-complex="9pt"/>
    </style:style>
    <style:style style:name="P12" style:family="paragraph" style:parent-style-name="Standard">
      <style:text-properties fo:font-size="9pt" officeooo:rsid="001aad38" officeooo:paragraph-rsid="001d68f9" fo:background-color="transparent" style:font-size-asian="9pt" style:font-size-complex="9pt"/>
    </style:style>
    <style:style style:name="P13" style:family="paragraph" style:parent-style-name="Standard">
      <style:text-properties fo:font-size="9pt" officeooo:rsid="001aad38" officeooo:paragraph-rsid="001bdf85" fo:background-color="transparent" style:font-size-asian="9pt" style:font-size-complex="9pt"/>
    </style:style>
    <style:style style:name="P14" style:family="paragraph" style:parent-style-name="Standard">
      <style:text-properties fo:font-size="9pt" officeooo:rsid="001aad38" officeooo:paragraph-rsid="001d6842" fo:background-color="transparent" style:font-size-asian="9pt" style:font-size-complex="9pt"/>
    </style:style>
    <style:style style:name="P15" style:family="paragraph" style:parent-style-name="Standard">
      <style:text-properties fo:font-size="9pt" officeooo:rsid="001aad38" officeooo:paragraph-rsid="001fbeb2" fo:background-color="transparent" style:font-size-asian="9pt" style:font-size-complex="9pt"/>
    </style:style>
    <style:style style:name="P16" style:family="paragraph" style:parent-style-name="Standard">
      <style:text-properties fo:font-size="9pt" officeooo:rsid="001aad38" officeooo:paragraph-rsid="0020ec39" fo:background-color="transparent" style:font-size-asian="9pt" style:font-size-complex="9pt"/>
    </style:style>
    <style:style style:name="P17" style:family="paragraph" style:parent-style-name="Standard">
      <style:text-properties fo:font-size="9pt" officeooo:rsid="001aad38" officeooo:paragraph-rsid="0027aac7" fo:background-color="transparent" style:font-size-asian="9pt" style:font-size-complex="9pt"/>
    </style:style>
    <style:style style:name="P18" style:family="paragraph" style:parent-style-name="Standard">
      <style:text-properties fo:font-size="9pt" officeooo:rsid="001aad38" officeooo:paragraph-rsid="002a0f59" fo:background-color="transparent" style:font-size-asian="9pt" style:font-size-complex="9pt"/>
    </style:style>
    <style:style style:name="P19" style:family="paragraph" style:parent-style-name="Standard">
      <style:text-properties fo:font-size="9pt" officeooo:rsid="001aad38" officeooo:paragraph-rsid="002e79f9" fo:background-color="transparent" style:font-size-asian="9pt" style:font-size-complex="9pt"/>
    </style:style>
    <style:style style:name="P20" style:family="paragraph" style:parent-style-name="Standard">
      <style:text-properties fo:font-size="9pt" officeooo:rsid="001aad38" officeooo:paragraph-rsid="002e774b" fo:background-color="transparent" style:font-size-asian="9pt" style:font-size-complex="9pt"/>
    </style:style>
    <style:style style:name="P21" style:family="paragraph" style:parent-style-name="Standard">
      <style:text-properties fo:font-size="9pt" officeooo:rsid="001aad38" officeooo:paragraph-rsid="0034293d" fo:background-color="transparent" style:font-size-asian="9pt" style:font-size-complex="9pt"/>
    </style:style>
    <style:style style:name="P22" style:family="paragraph" style:parent-style-name="Standard">
      <style:text-properties fo:font-size="9pt" officeooo:rsid="001aad38" officeooo:paragraph-rsid="00362098" fo:background-color="transparent" style:font-size-asian="9pt" style:font-size-complex="9pt"/>
    </style:style>
    <style:style style:name="P23" style:family="paragraph" style:parent-style-name="Standard">
      <style:text-properties fo:font-size="9pt" officeooo:rsid="001aad38" officeooo:paragraph-rsid="002f54f8" fo:background-color="transparent" style:font-size-asian="9pt" style:font-size-complex="9pt"/>
    </style:style>
    <style:style style:name="P24" style:family="paragraph" style:parent-style-name="Standard">
      <style:text-properties fo:font-size="9pt" officeooo:rsid="001fbeb2" officeooo:paragraph-rsid="001fbeb2" fo:background-color="transparent" style:font-size-asian="9pt" style:font-size-complex="9pt"/>
    </style:style>
    <style:style style:name="P25" style:family="paragraph" style:parent-style-name="Standard">
      <style:text-properties fo:font-size="9pt" officeooo:rsid="0027aac7" officeooo:paragraph-rsid="0027aac7" fo:background-color="transparent" style:font-size-asian="9pt" style:font-size-complex="9pt"/>
    </style:style>
    <style:style style:name="P26" style:family="paragraph" style:parent-style-name="Standard">
      <style:text-properties fo:font-size="9pt" officeooo:rsid="002df6f3" officeooo:paragraph-rsid="002df6f3" fo:background-color="transparent" style:font-size-asian="9pt" style:font-size-complex="9pt"/>
    </style:style>
    <style:style style:name="P27" style:family="paragraph" style:parent-style-name="Standard">
      <style:text-properties fo:font-size="9pt" fo:font-weight="bold" officeooo:rsid="001aad38" officeooo:paragraph-rsid="001d68f9" fo:background-color="transparent" style:font-size-asian="9pt" style:font-weight-asian="bold" style:font-size-complex="9pt" style:font-weight-complex="bold"/>
    </style:style>
    <style:style style:name="P28" style:family="paragraph" style:parent-style-name="Standard">
      <style:text-properties fo:font-size="9pt" fo:font-weight="bold" officeooo:rsid="001aad38" officeooo:paragraph-rsid="001d6842" fo:background-color="transparent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aad38" officeooo:paragraph-rsid="001fbeb2" fo:background-color="transparent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fo:font-weight="bold" officeooo:rsid="001aad38" officeooo:paragraph-rsid="0020ec39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fo:font-weight="bold" officeooo:rsid="001aad38" officeooo:paragraph-rsid="002e774b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style:text-properties fo:font-size="9pt" fo:font-weight="bold" officeooo:rsid="001d6842" officeooo:paragraph-rsid="001d6842" fo:background-color="transparent" style:font-size-asian="9pt" style:font-weight-asian="bold" style:font-size-complex="9pt" style:font-weight-complex="bold"/>
    </style:style>
    <style:style style:name="P33" style:family="paragraph" style:parent-style-name="Standard">
      <style:text-properties fo:font-size="9pt" fo:font-weight="bold" officeooo:rsid="001d6842" officeooo:paragraph-rsid="002586a3" fo:background-color="transparent" style:font-size-asian="9pt" style:font-weight-asian="bold" style:font-size-complex="9pt" style:font-weight-complex="bold"/>
    </style:style>
    <style:style style:name="P34" style:family="paragraph" style:parent-style-name="Standard">
      <style:text-properties fo:font-size="9pt" fo:font-weight="bold" officeooo:rsid="001fbeb2" officeooo:paragraph-rsid="001fbeb2" fo:background-color="transparent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bold" officeooo:rsid="0020ec39" officeooo:paragraph-rsid="0020ec39" fo:background-color="transparent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01d68f9" officeooo:paragraph-rsid="001d68f9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027aac7" officeooo:paragraph-rsid="0027aac7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02a0f59" officeooo:paragraph-rsid="002a0f59" fo:background-color="transparent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bold" officeooo:rsid="002e774b" officeooo:paragraph-rsid="002e774b" fo:background-color="transparent" style:font-size-asian="9pt" style:font-weight-asian="bold" style:font-size-complex="9pt" style:font-weight-complex="bold"/>
    </style:style>
    <style:style style:name="P40" style:family="paragraph" style:parent-style-name="Standard">
      <style:text-properties fo:font-size="9pt" fo:font-weight="bold" officeooo:rsid="002f99d8" officeooo:paragraph-rsid="002f99d8" fo:background-color="transparent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9pt" fo:font-weight="bold" officeooo:rsid="001bdf85" officeooo:paragraph-rsid="001bdf85" fo:background-color="#ffffff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9pt" fo:font-weight="bold" officeooo:rsid="001bdf85" officeooo:paragraph-rsid="002586a3" fo:background-color="#ffffff" style:font-size-asian="9pt" style:font-weight-asian="bold" style:font-size-complex="9pt" style:font-weight-complex="bold"/>
    </style:style>
    <style:style style:name="P43" style:family="paragraph" style:parent-style-name="Standard">
      <style:text-properties fo:font-size="9pt" fo:font-weight="bold" officeooo:rsid="001aad38" officeooo:paragraph-rsid="001bdf85" fo:background-color="#ffffff" style:font-size-asian="9pt" style:font-weight-asian="bold" style:font-size-complex="9pt" style:font-weight-complex="bold"/>
    </style:style>
    <style:style style:name="P44" style:family="paragraph" style:parent-style-name="Standard">
      <style:text-properties fo:font-size="9pt" fo:font-weight="bold" officeooo:rsid="002a0f59" officeooo:paragraph-rsid="002a0f59" fo:background-color="#ffffff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9pt" fo:font-weight="bold" officeooo:rsid="001d68f9" officeooo:paragraph-rsid="001d68f9" style:font-size-asian="9pt" style:font-weight-asian="bold" style:font-size-complex="9pt" style:font-weight-complex="bold"/>
    </style:style>
    <style:style style:name="P46" style:family="paragraph" style:parent-style-name="Standard">
      <style:text-properties fo:font-size="9pt" fo:font-weight="bold" officeooo:rsid="0027aac7" officeooo:paragraph-rsid="0027aac7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9pt" fo:font-weight="bold" officeooo:rsid="0034293d" officeooo:paragraph-rsid="0034293d" style:font-size-asian="9pt" style:font-weight-asian="bold" style:font-size-complex="9pt" style:font-weight-complex="bold"/>
    </style:style>
    <style:style style:name="P48" style:family="paragraph" style:parent-style-name="Standard">
      <style:text-properties officeooo:paragraph-rsid="002e774b" fo:background-color="transparent"/>
    </style:style>
    <style:style style:name="P49" style:family="paragraph" style:parent-style-name="Standard">
      <style:text-properties officeooo:paragraph-rsid="002f99d8" fo:background-color="transparent"/>
    </style:style>
    <style:style style:name="P50" style:family="paragraph" style:parent-style-name="Standard">
      <style:text-properties officeooo:paragraph-rsid="002e774b"/>
    </style:style>
    <style:style style:name="P51" style:family="paragraph" style:parent-style-name="Standard">
      <style:text-properties officeooo:paragraph-rsid="0032a958"/>
    </style:style>
    <style:style style:name="P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9pt" officeooo:rsid="001bdf85" officeooo:paragraph-rsid="001aad38" style:font-size-asian="9pt" style:font-size-complex="9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9pt" officeooo:rsid="001aad38" officeooo:paragraph-rsid="002e774b" fo:background-color="transparent" style:font-size-asian="9pt" style:font-size-complex="9pt"/>
    </style:style>
    <style:style style:name="P54" style:family="paragraph" style:parent-style-name="Standard" style:list-style-name="L1">
      <style:text-properties officeooo:paragraph-rsid="002df6f3"/>
    </style:style>
    <style:style style:name="P55" style:family="paragraph" style:parent-style-name="Standard" style:list-style-name="L2">
      <style:text-properties fo:font-size="9pt" officeooo:rsid="001aad38" officeooo:paragraph-rsid="002df6f3" fo:background-color="transparent" style:font-size-asian="9pt" style:font-size-complex="9pt"/>
    </style:style>
    <style:style style:name="P56" style:family="paragraph" style:parent-style-name="Standard" style:list-style-name="L3">
      <style:text-properties fo:font-size="9pt" officeooo:rsid="001aad38" officeooo:paragraph-rsid="001d68f9" fo:background-color="transparent" style:font-size-asian="9pt" style:font-size-complex="9pt"/>
    </style:style>
    <style:style style:name="P57" style:family="paragraph" style:parent-style-name="Standard" style:list-style-name="L4">
      <style:text-properties fo:font-size="9pt" officeooo:rsid="001aad38" officeooo:paragraph-rsid="001d68f9" fo:background-color="transparent" style:font-size-asian="9pt" style:font-size-complex="9pt"/>
    </style:style>
    <style:style style:name="P58" style:family="paragraph" style:parent-style-name="Standard" style:list-style-name="L5">
      <style:text-properties fo:font-size="9pt" officeooo:rsid="001aad38" officeooo:paragraph-rsid="001fbeb2" fo:background-color="transparent" style:font-size-asian="9pt" style:font-size-complex="9pt"/>
    </style:style>
    <style:style style:name="P59" style:family="paragraph" style:parent-style-name="Standard" style:list-style-name="L6">
      <style:text-properties fo:font-size="9pt" officeooo:rsid="001aad38" officeooo:paragraph-rsid="001fbeb2" fo:background-color="transparent" style:font-size-asian="9pt" style:font-size-complex="9pt"/>
    </style:style>
    <style:style style:name="P60" style:family="paragraph" style:parent-style-name="Standard" style:list-style-name="L7">
      <style:text-properties fo:font-size="9pt" officeooo:rsid="001aad38" officeooo:paragraph-rsid="0020ec39" fo:background-color="transparent" style:font-size-asian="9pt" style:font-size-complex="9pt"/>
    </style:style>
    <style:style style:name="P61" style:family="paragraph" style:parent-style-name="Standard" style:list-style-name="L8">
      <style:text-properties fo:font-size="9pt" officeooo:rsid="001aad38" officeooo:paragraph-rsid="0020ec39" fo:background-color="transparent" style:font-size-asian="9pt" style:font-size-complex="9pt"/>
    </style:style>
    <style:style style:name="P62" style:family="paragraph" style:parent-style-name="Standard" style:list-style-name="L10">
      <style:text-properties fo:font-size="9pt" officeooo:rsid="001aad38" officeooo:paragraph-rsid="0020ec39" fo:background-color="transparent" style:font-size-asian="9pt" style:font-size-complex="9pt"/>
    </style:style>
    <style:style style:name="P63" style:family="paragraph" style:parent-style-name="Standard" style:list-style-name="L11">
      <style:text-properties fo:font-size="9pt" officeooo:rsid="001aad38" officeooo:paragraph-rsid="0027aac7" fo:background-color="transparent" style:font-size-asian="9pt" style:font-size-complex="9pt"/>
    </style:style>
    <style:style style:name="P64" style:family="paragraph" style:parent-style-name="Standard" style:list-style-name="L13">
      <style:text-properties fo:font-size="9pt" officeooo:rsid="001aad38" officeooo:paragraph-rsid="002f99d8" fo:background-color="transparent" style:font-size-asian="9pt" style:font-size-complex="9pt"/>
    </style:style>
    <style:style style:name="P65" style:family="paragraph" style:parent-style-name="Standard" style:list-style-name="L13">
      <style:text-properties fo:font-size="9pt" officeooo:rsid="001aad38" officeooo:paragraph-rsid="002e774b" fo:background-color="transparent" style:font-size-asian="9pt" style:font-size-complex="9pt"/>
    </style:style>
    <style:style style:name="P66" style:family="paragraph" style:parent-style-name="Standard" style:list-style-name="L3">
      <style:text-properties fo:font-size="9pt" officeooo:rsid="001d68f9" officeooo:paragraph-rsid="001d68f9" fo:background-color="transparent" style:font-size-asian="9pt" style:font-size-complex="9pt"/>
    </style:style>
    <style:style style:name="P67" style:family="paragraph" style:parent-style-name="Standard" style:list-style-name="L12">
      <style:text-properties fo:font-size="9pt" officeooo:rsid="0027aac7" officeooo:paragraph-rsid="0027aac7" fo:background-color="transparent" style:font-size-asian="9pt" style:font-size-complex="9pt"/>
    </style:style>
    <style:style style:name="P68" style:family="paragraph" style:parent-style-name="Standard" style:list-style-name="L17">
      <style:text-properties fo:font-size="9pt" officeooo:rsid="002f99d8" officeooo:paragraph-rsid="002f99d8" fo:background-color="transparent" style:font-size-asian="9pt" style:font-size-complex="9pt"/>
    </style:style>
    <style:style style:name="P69" style:family="paragraph" style:parent-style-name="Standard" style:list-style-name="L3">
      <style:text-properties fo:font-size="9pt" officeooo:rsid="001aad38" officeooo:paragraph-rsid="001d68f9" fo:background-color="#cfe7f5" style:font-size-asian="9pt" style:font-size-complex="9pt"/>
    </style:style>
    <style:style style:name="P70" style:family="paragraph" style:parent-style-name="Standard" style:list-style-name="L15">
      <style:text-properties fo:font-size="9pt" fo:font-weight="normal" officeooo:rsid="001aad38" officeooo:paragraph-rsid="002f99d8" fo:background-color="transparent" style:font-size-asian="9pt" style:font-weight-asian="normal" style:font-size-complex="9pt" style:font-weight-complex="normal"/>
    </style:style>
    <style:style style:name="P71" style:family="paragraph" style:parent-style-name="Standard" style:list-style-name="L15">
      <style:text-properties fo:font-size="9pt" fo:font-weight="normal" officeooo:rsid="002f99d8" officeooo:paragraph-rsid="002f99d8" fo:background-color="transparent" style:font-size-asian="9pt" style:font-weight-asian="normal" style:font-size-complex="9pt" style:font-weight-complex="normal"/>
    </style:style>
    <style:style style:name="P72" style:family="paragraph" style:parent-style-name="Standard" style:list-style-name="L19">
      <style:text-properties fo:font-size="9pt" officeooo:rsid="001aad38" officeooo:paragraph-rsid="0032a958" style:font-size-asian="9pt" style:font-size-complex="9pt"/>
    </style:style>
    <style:style style:name="P73" style:family="paragraph" style:parent-style-name="Standard">
      <style:text-properties fo:font-size="9pt" officeooo:rsid="001aad38" officeooo:paragraph-rsid="002586a3" style:font-size-asian="9pt" style:font-size-complex="9pt"/>
    </style:style>
    <style:style style:name="P74" style:family="paragraph" style:parent-style-name="Standard">
      <style:text-properties fo:font-size="9pt" officeooo:rsid="001aad38" officeooo:paragraph-rsid="0039a6e6" style:font-size-asian="9pt" style:font-size-complex="9pt"/>
    </style:style>
    <style:style style:name="P75" style:family="paragraph" style:parent-style-name="Standard" style:list-style-name="L4">
      <style:text-properties officeooo:paragraph-rsid="001d68f9"/>
    </style:style>
    <style:style style:name="P76" style:family="paragraph" style:parent-style-name="Standard" style:list-style-name="L5">
      <style:text-properties officeooo:paragraph-rsid="001fbeb2" fo:background-color="transparent"/>
    </style:style>
    <style:style style:name="P77" style:family="paragraph" style:parent-style-name="Standard" style:list-style-name="L9">
      <style:text-properties officeooo:paragraph-rsid="0020ec39" fo:background-color="transparent"/>
    </style:style>
    <style:style style:name="P78" style:family="paragraph" style:parent-style-name="Standard" style:list-style-name="L11">
      <style:text-properties officeooo:paragraph-rsid="0027aac7" fo:background-color="transparent"/>
    </style:style>
    <style:style style:name="P79" style:family="paragraph" style:parent-style-name="Standard" style:list-style-name="L13">
      <style:text-properties officeooo:paragraph-rsid="002f99d8" fo:background-color="transparent"/>
    </style:style>
    <style:style style:name="P80" style:family="paragraph" style:parent-style-name="Standard" style:list-style-name="L14">
      <style:text-properties officeooo:paragraph-rsid="002f54f8" fo:background-color="transparent"/>
    </style:style>
    <style:style style:name="P81" style:family="paragraph" style:parent-style-name="Standard" style:list-style-name="L17">
      <style:text-properties officeooo:paragraph-rsid="002f99d8" fo:background-color="transparent"/>
    </style:style>
    <style:style style:name="P82" style:family="paragraph" style:parent-style-name="Standard" style:list-style-name="L14">
      <style:text-properties fo:font-weight="bold" officeooo:paragraph-rsid="002f54f8" fo:background-color="transparent" style:font-weight-asian="bold" style:font-weight-complex="bold"/>
    </style:style>
    <style:style style:name="P83" style:family="paragraph" style:parent-style-name="Standard" style:list-style-name="L15">
      <style:text-properties fo:font-weight="normal" officeooo:rsid="002f99d8" officeooo:paragraph-rsid="002f99d8" fo:background-color="transparent" style:font-weight-asian="normal" style:font-weight-complex="normal"/>
    </style:style>
    <style:style style:name="P84" style:family="paragraph" style:parent-style-name="Standard" style:list-style-name="L16">
      <style:text-properties fo:font-weight="normal" officeooo:paragraph-rsid="002f99d8" fo:background-color="transparent" style:font-weight-asian="normal" style:font-weight-complex="normal"/>
    </style:style>
    <style:style style:name="P85" style:family="paragraph" style:parent-style-name="Standard" style:list-style-name="L18">
      <style:text-properties officeooo:paragraph-rsid="002f99d8"/>
    </style:style>
    <style:style style:name="P86" style:family="paragraph" style:parent-style-name="Standard" style:list-style-name="L19">
      <style:text-properties officeooo:rsid="0032a958" officeooo:paragraph-rsid="0032a958"/>
    </style:style>
    <style:style style:name="T1" style:family="text">
      <style:text-properties officeooo:rsid="001d6842"/>
    </style:style>
    <style:style style:name="T2" style:family="text">
      <style:text-properties officeooo:rsid="001d68f9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aad38" style:font-size-asian="9pt" style:font-size-complex="9pt"/>
    </style:style>
    <style:style style:name="T5" style:family="text">
      <style:text-properties fo:font-size="9pt" officeooo:rsid="001fbeb2" style:font-size-asian="9pt" style:font-size-complex="9pt"/>
    </style:style>
    <style:style style:name="T6" style:family="text">
      <style:text-properties fo:font-size="9pt" officeooo:rsid="0020ec39" style:font-size-asian="9pt" style:font-size-complex="9pt"/>
    </style:style>
    <style:style style:name="T7" style:family="text">
      <style:text-properties fo:font-size="9pt" officeooo:rsid="0027aac7" style:font-size-asian="9pt" style:font-size-complex="9pt"/>
    </style:style>
    <style:style style:name="T8" style:family="text">
      <style:text-properties fo:font-size="9pt" officeooo:rsid="002f99d8" style:font-size-asian="9pt" style:font-size-complex="9pt"/>
    </style:style>
    <style:style style:name="T9" style:family="text">
      <style:text-properties fo:font-size="9pt" officeooo:rsid="0030fc13" style:font-size-asian="9pt" style:font-size-complex="9pt"/>
    </style:style>
    <style:style style:name="T10" style:family="text">
      <style:text-properties fo:font-size="9pt" officeooo:rsid="0032a958" style:font-size-asian="9pt" style:font-size-complex="9pt"/>
    </style:style>
    <style:style style:name="T11" style:family="text">
      <style:text-properties fo:font-size="9pt" officeooo:rsid="00340df4" style:font-size-asian="9pt" style:font-size-complex="9pt"/>
    </style:style>
    <style:style style:name="T12" style:family="text">
      <style:text-properties fo:font-size="9pt" officeooo:rsid="002f54f8" style:font-size-asian="9pt" style:font-size-complex="9pt"/>
    </style:style>
    <style:style style:name="T13" style:family="text">
      <style:text-properties fo:font-size="9pt" officeooo:rsid="00362098" style:font-size-asian="9pt" style:font-size-complex="9pt"/>
    </style:style>
    <style:style style:name="T14" style:family="text">
      <style:text-properties fo:font-size="9pt" officeooo:rsid="001aad38" fo:background-color="transparent" loext:char-shading-value="0" style:font-size-asian="9pt" style:font-size-complex="9pt"/>
    </style:style>
    <style:style style:name="T15" style:family="text">
      <style:text-properties fo:font-size="9pt" officeooo:rsid="001aad38" fo:background-color="#ffffff" loext:char-shading-value="0" style:font-size-asian="9pt" style:font-size-complex="9pt"/>
    </style:style>
    <style:style style:name="T16" style:family="text">
      <style:text-properties fo:font-size="9pt" officeooo:rsid="00340df4" fo:background-color="#ffffff" loext:char-shading-value="0" style:font-size-asian="9pt" style:font-size-complex="9pt"/>
    </style:style>
    <style:style style:name="T17" style:family="text">
      <style:text-properties fo:font-size="9pt" fo:font-weight="bold" officeooo:rsid="001aad38" style:font-size-asian="9pt" style:font-weight-asian="bold" style:font-size-complex="9pt" style:font-weight-complex="bold"/>
    </style:style>
    <style:style style:name="T18" style:family="text">
      <style:text-properties fo:font-size="9pt" fo:font-weight="bold" officeooo:rsid="002f54f8" style:font-size-asian="9pt" style:font-weight-asian="bold" style:font-size-complex="9pt" style:font-weight-complex="bold"/>
    </style:style>
    <style:style style:name="T19" style:family="text">
      <style:text-properties fo:font-size="9pt" fo:font-weight="bold" officeooo:rsid="002f99d8" style:font-size-asian="9pt" style:font-weight-asian="bold" style:font-size-complex="9pt" style:font-weight-complex="bold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30fc13" fo:background-color="transparent" loext:char-shading-value="0"/>
    </style:style>
    <style:style style:name="T22" style:family="text">
      <style:text-properties officeooo:rsid="002f99d8" fo:background-color="transparent" loext:char-shading-value="0"/>
    </style:style>
    <style:style style:name="T23" style:family="text">
      <style:text-properties officeooo:rsid="0034eb3e" fo:background-color="transparent" loext:char-shading-value="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f0b83" style:font-weight-asian="bold" style:font-weight-complex="bold"/>
    </style:style>
    <style:style style:name="T26" style:family="text">
      <style:text-properties fo:font-weight="bold" officeooo:rsid="00223dd4" style:font-weight-asian="bold" style:font-weight-complex="bold"/>
    </style:style>
    <style:style style:name="T27" style:family="text">
      <style:text-properties fo:font-weight="bold" officeooo:rsid="001bdf85" style:font-weight-asian="bold" style:font-weight-complex="bold"/>
    </style:style>
    <style:style style:name="T28" style:family="text">
      <style:text-properties fo:font-weight="bold" officeooo:rsid="002586a3" style:font-weight-asian="bold" style:font-weight-complex="bold"/>
    </style:style>
    <style:style style:name="T29" style:family="text">
      <style:text-properties fo:font-weight="bold" officeooo:rsid="0027aac7" style:font-weight-asian="bold" style:font-weight-complex="bold"/>
    </style:style>
    <style:style style:name="T30" style:family="text">
      <style:text-properties fo:font-weight="bold" officeooo:rsid="002a0f59" style:font-weight-asian="bold" style:font-weight-complex="bold"/>
    </style:style>
    <style:style style:name="T31" style:family="text">
      <style:text-properties fo:font-weight="bold" officeooo:rsid="00362098" style:font-weight-asian="bold" style:font-weight-complex="bold"/>
    </style:style>
    <style:style style:name="T32" style:family="text">
      <style:text-properties fo:font-weight="bold" officeooo:rsid="0039a6e6" style:font-weight-asian="bold" style:font-weight-complex="bold"/>
    </style:style>
    <style:style style:name="T33" style:family="text">
      <style:text-properties fo:font-weight="bold" fo:background-color="#ffffff" loext:char-shading-value="0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9a6e6" style:font-weight-asian="normal" style:font-weight-complex="normal"/>
    </style:style>
    <style:style style:name="T36" style:family="text">
      <style:text-properties fo:font-weight="normal" officeooo:rsid="001bdf85" style:font-weight-asian="normal" style:font-weight-complex="normal"/>
    </style:style>
    <style:style style:name="T37" style:family="text">
      <style:text-properties officeooo:rsid="001fbeb2"/>
    </style:style>
    <style:style style:name="T38" style:family="text">
      <style:text-properties officeooo:rsid="0020ec39"/>
    </style:style>
    <style:style style:name="T39" style:family="text">
      <style:text-properties officeooo:rsid="001aad38"/>
    </style:style>
    <style:style style:name="T40" style:family="text">
      <style:text-properties officeooo:rsid="002586a3"/>
    </style:style>
    <style:style style:name="T41" style:family="text">
      <style:text-properties officeooo:rsid="0027aac7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2f54f8"/>
    </style:style>
    <style:style style:name="T44" style:family="text">
      <style:text-properties officeooo:rsid="002f99d8"/>
    </style:style>
    <style:style style:name="T45" style:family="text">
      <style:text-properties officeooo:rsid="0032a958"/>
    </style:style>
    <style:style style:name="T46" style:family="text">
      <style:text-properties officeooo:rsid="00340df4"/>
    </style:style>
    <style:style style:name="T47" style:family="text">
      <style:text-properties officeooo:rsid="0034eb3e"/>
    </style:style>
    <style:style style:name="T48" style:family="text">
      <style:text-properties officeooo:rsid="00362098"/>
    </style:style>
    <style:style style:name="T49" style:family="text">
      <style:text-properties officeooo:rsid="0037f6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(#1 <text:span text:style-name="T40">- Tworzenie projektu Gradle</text:span>) </text:p>
      <text:p text:style-name="P42">(#2 <text:span text:style-name="T40">- Tutoriale Gradle</text:span>)</text:p>
      <text:p text:style-name="P42">(#3 <text:span text:style-name="T40">- Cykl życia</text:span>)</text:p>
      <text:p text:style-name="P42">(#<text:span text:style-name="T40">4</text:span> <text:span text:style-name="T40">- Pluginy</text:span>)</text:p>
      <text:p text:style-name="P1">plugins {</text:p>
      <text:p text:style-name="P1"><text:tab/>id 'org.springframework.boot' version '2.1.7.RELEASE'</text:p>
      <text:p text:style-name="P1"><text:tab/>id 'io.spring.dependency-management' version '1.0.8.RELEASE'</text:p>
      <text:p text:style-name="P73"><text:tab/>id 'java'<text:span text:style-name="T24"> </text:span><text:span text:style-name="T27">(#</text:span><text:span text:style-name="T28">5</text:span><text:span text:style-name="T27"> </text:span><text:span text:style-name="T28">- P</text:span><text:span text:style-name="T33">lugin 'java'</text:span><text:span text:style-name="T27">)</text:span></text:p>
      <text:p text:style-name="P74"><text:span text:style-name="T27"><text:tab/></text:span><text:span text:style-name="T35">id ‘jar’ / id ‘war’ </text:span><text:span text:style-name="T36"><text:s/></text:span><text:span text:style-name="T35">- dodaje krok jar lub war do build. Buduje FAT. Dodaje embedded TOMCAT – plik war trzeba wrzucić na serwer Tomcat, ale jar sam po uruchomieniu hostuje – domyślnie na localhost:8080 (/127.0.0.1:8080)</text:span></text:p>
      <text:p text:style-name="P1">}</text:p>
      <text:p text:style-name="P42">(#<text:span text:style-name="T40">6</text:span> <text:span text:style-name="T40">- Logowanie</text:span>)</text:p>
      <text:p text:style-name="P45">(#7 –<text:span text:style-name="T40"> Katalog src</text:span>)</text:p>
      <text:p text:style-name="P33">(#<text:span text:style-name="T2">8 - Zmienne</text:span>)</text:p>
      <text:p text:style-name="P1">group = 'com.gradle.test'</text:p>
      <text:p text:style-name="P1">version = '0.0.1-SNAPSHOT'</text:p>
      <text:p text:style-name="P1">sourceCompatibility = '1.8'</text:p>
      <text:p text:style-name="P9"/>
      <text:p text:style-name="P1">ext {</text:p>
      <text:p text:style-name="P1"><text:tab/>varDummyStr = '11'</text:p>
      <text:p text:style-name="P1"><text:tab/>varDummyInt = 11</text:p>
      <text:p text:style-name="P1">}</text:p>
      <text:p text:style-name="P10"/>
      <text:p text:style-name="P45">(#9 <text:span text:style-name="T40">- Repositories</text:span>)</text:p>
      <text:p text:style-name="P1">repositories {<text:tab/></text:p>
      <text:p text:style-name="P1"><text:tab/>mavenCentral()</text:p>
      <text:p text:style-name="P1">}</text:p>
      <text:p text:style-name="P1"/>
      <text:p text:style-name="P34">(#10 <text:span text:style-name="T40">- Dependencies</text:span>)</text:p>
      <text:p text:style-name="P1">dependencies {</text:p>
      <text:p text:style-name="P1"><text:tab/>implementation 'org.springframework.boot:spring-boot-starter'</text:p>
      <text:p text:style-name="P1"><text:tab/>testImplementation 'org.springframework.boot:spring-boot-starter-test'<text:tab/></text:p>
      <text:p text:style-name="P1"><text:tab/>// https://mvnrepository.com/artifact/org.javatuples/javatuples</text:p>
      <text:p text:style-name="P1"><text:tab/>compileOnly <text:s/>group: 'org.javatuples', name: 'javatuples', version: '1.2'<text:tab/></text:p>
      <text:p text:style-name="P1">}</text:p>
      <text:p text:style-name="P1"/>
      <text:p text:style-name="P46">(#11 – MainClass)</text:p>
      <text:p text:style-name="P46">(#12 - Fat<text:span text:style-name="T20">Jar)</text:span></text:p>
      <text:p text:style-name="P44">(#13 – bootJar)</text:p>
      <text:p text:style-name="P44"/>
      <text:p text:style-name="P39">(#14 - Taski)</text:p>
      <text:p text:style-name="P1">task t5{</text:p>
      <text:p text:style-name="P1">//<text:tab/>onlyIf(varDummy = '11'){println('t5 2')}</text:p>
      <text:p text:style-name="P1"><text:tab/>//onlyIf{project.hasProperty('varDummy') &amp;&amp; project.getProperty('varDummy') == '11'}</text:p>
      <text:p text:style-name="P1"><text:tab/>doFirst{</text:p>
      <text:p text:style-name="P1"><text:tab/><text:tab/>if (varDummyStr == '11')</text:p>
      <text:p text:style-name="P1"><text:tab/><text:tab/> <text:s/>println('t5 0')</text:p>
      <text:p text:style-name="P1"><text:tab/><text:tab/>if ("${varDummyStr}" == '12') {</text:p>
      <text:p text:style-name="P1"><text:tab/><text:tab/> <text:s/>println('t5 1')</text:p>
      <text:p text:style-name="P1"><text:tab/><text:tab/>}</text:p>
      <text:p text:style-name="P1"><text:tab/><text:tab/>println('varDummyInt-&gt;'+"${varDummyInt}")</text:p>
      <text:p text:style-name="P1"><text:tab/><text:tab/>println('varDummyInt--&gt;'+varDummyInt)</text:p>
      <text:p text:style-name="P1"><text:tab/><text:tab/>if (varDummyInt == 11) {</text:p>
      <text:p text:style-name="P1"><text:tab/><text:tab/> <text:s/>println('t5 2')</text:p>
      <text:p text:style-name="P1"><text:tab/><text:tab/>}</text:p>
      <text:p text:style-name="P1"><text:tab/><text:tab/>//println('varInt3-&gt;'+"${varInt3}")</text:p>
      <text:p text:style-name="P1"><text:tab/>println('t5 3')</text:p>
      <text:p text:style-name="P1"><text:tab/>}</text:p>
      <text:p text:style-name="P1"><text:tab/>doLast{</text:p>
      <text:p text:style-name="P1"><text:tab/><text:tab/>println('t5 59 = '+properties) <text:s text:c="8"/>//org.gradle.api.internal.project.DefaultAntBuilder@2c9237c3</text:p>
      <text:p text:style-name="P1"><text:tab/><text:tab/>println('t5 60 = '+taskDependencies[0]) <text:s text:c="8"/>//org.gradle.api.internal.project.DefaultAntBuilder@2c9237c3</text:p>
      <text:p text:style-name="P1"><text:tab/>}</text:p>
      <text:p text:style-name="P1">}</text:p>
      <text:p text:style-name="P52"/>
      <text:p text:style-name="P5"/>
      <text:p text:style-name="P41">@1</text:p>
      <text:p text:style-name="P5"><text:span text:style-name="T24">Tworzenie projektu gradle</text:span>:</text:p>
      <text:p text:style-name="P5"/>
      <text:p text:style-name="P5">W Eclipse należy wykonać kolejno 1,2,5</text:p>
      <text:p text:style-name="P5">Jeśli będzie się pluć o nazwę to sprawdzić czy nazwa projektu zgadza się z zawartością settings.gradle</text:p>
      <text:p text:style-name="P5"><text:soft-page-break/>Jeśli dalej b<text:span text:style-name="T46">ę</text:span>dzie się pluć wykonać kroki 1-7</text:p>
      <text:p text:style-name="P5"/>
      <text:p text:style-name="P5">1) Utworzyć projekt java (zwykły, nie gradle)</text:p>
      <text:p text:style-name="P5">2) Dodać katalog gradle, pliki: build.gradle, gradlew, gradlew.bat, settings.gradle</text:p>
      <text:p text:style-name="P5">3) Przenieść katalog poza workspace</text:p>
      <text:p text:style-name="P5">4) Odświeżyć workspace i potwierdzić usunięcie projektu</text:p>
      <text:p text:style-name="P5">5) Import Gradle/Existing </text:p>
      <text:p text:style-name="P5">6) Przenieść projekt z powrotem do workspace i odświeżyć workspace</text:p>
      <text:p text:style-name="P5">7) Zaimportować jako zwykły projekt</text:p>
      <text:p text:style-name="P5"/>
      <text:p text:style-name="P41">@2</text:p>
      <text:p text:style-name="P5"><text:span text:style-name="T24">Tutoriale</text:span>: <text:s text:c="2"/></text:p>
      <text:p text:style-name="P5"><text:tab/>https://www.tutorialspoint.com/gradle/index.htm</text:p>
      <text:p text:style-name="P5"><text:tab/>https://www.petrikainulainen.net/getting-started-with-gradle/</text:p>
      <text:p text:style-name="P5"/>
      <text:p text:style-name="P41">@3</text:p>
      <text:p text:style-name="P5"><text:span text:style-name="T24">Cykl </text:span><text:span text:style-name="T26">ż</text:span><text:span text:style-name="T24">ycia podczas każdego build</text:span></text:p>
      <text:list xml:id="list5757166754547768533" text:style-name="L1">
        <text:list-item>
          <text:p text:style-name="P54"><text:span text:style-name="T15">Projekt (GP) - pojedynczy projekt prowadzi do wybudowania jednego artefaktu (np plik jar lub zbi</text:span><text:span text:style-name="T16">ó</text:span><text:span text:style-name="T15">r wielu plik</text:span><text:span text:style-name="T16">ó</text:span><text:span text:style-name="T15">w klas)</text:span></text:p>
        </text:list-item>
        <text:list-item>
          <text:p text:style-name="P54"><text:span text:style-name="T15">Task - reprezentacja akcji (potencjalnie jednej z wielu) prowadz</text:span><text:span text:style-name="T16">ą</text:span><text:span text:style-name="T15">cych do wybudowania projektu</text:span></text:p>
        </text:list-item>
      </text:list>
      <text:p text:style-name="P5">Sa 3 fazy budowania projektu</text:p>
      <text:p text:style-name="P5"><text:tab/><text:span text:style-name="T24">initialization</text:span> - identyfikujemy wszystkie GP potrzebne do wykonania pojedynczego całego build.</text:p>
      <text:p text:style-name="P5"><text:tab/><text:tab/>W multu-propjektach <text:s/>możne być tego wiele (np frontend, backend i jakieś biblioteki).</text:p>
      <text:p text:style-name="P5"><text:tab/><text:tab/>Tutaj wykonywany jest kod umieszczony w pliku settings.gradle</text:p>
      <text:p text:style-name="P5"><text:tab/><text:span text:style-name="T24">configuration</text:span> - gradle buduje graf (acykliczny - bez pętli) taskow do wykonania</text:p>
      <text:p text:style-name="P5"><text:tab/><text:tab/>Tutaj wykonywany jest kod (poza kodem akcji taskow - patrz dalej) z pliku build.gradle</text:p>
      <text:p text:style-name="P5"><text:tab/><text:span text:style-name="T24">execution</text:span> <text:s/>- wywołanie kolejnych task<text:span text:style-name="T47">ó</text:span>w na podstawie grafu. </text:p>
      <text:p text:style-name="P5"><text:tab/><text:tab/>Tutaj wykonywany jest kod akcji taskow, czyli doFirst i doLast</text:p>
      <text:p text:style-name="P7"><text:tab/><text:tab/><text:span text:style-name="T49">Możliwe jest wiele bloków <text:s/></text:span>doFirst <text:span text:style-name="T49">i <text:s/></text:span>do<text:span text:style-name="T49">Last w jednym tasku. Będą one wykonywane z godnie z klejnością w kodzie</text:span></text:p>
      <text:p text:style-name="P5"><text:tab/><text:tab/></text:p>
      <text:p text:style-name="P5">println 'phase 2'</text:p>
      <text:p text:style-name="P5">task doIt{</text:p>
      <text:p text:style-name="P5"><text:tab/>println 'phase 2'</text:p>
      <text:p text:style-name="P5"><text:tab/>doFirst{</text:p>
      <text:p text:style-name="P5"><text:tab/><text:tab/>println 'phase 3'</text:p>
      <text:p text:style-name="P5"><text:tab/>}</text:p>
      <text:p text:style-name="P5"><text:tab/>doLast{</text:p>
      <text:p text:style-name="P5"><text:tab/><text:tab/>println 'phase 3'</text:p>
      <text:p text:style-name="P5"><text:tab/>}</text:p>
      <text:p text:style-name="P5"><text:tab/>println 'phase 2'</text:p>
      <text:p text:style-name="P5">}<text:tab/></text:p>
      <text:p text:style-name="P5">println 'phase 2'<text:tab/></text:p>
      <text:p text:style-name="P5"><text:tab/><text:tab/> <text:tab/></text:p>
      <text:p text:style-name="P41">@4</text:p>
      <text:p text:style-name="P43">Pluginy:</text:p>
      <text:p text:style-name="P5"/>
      <text:p text:style-name="P5">Mog<text:span text:style-name="T46">ą</text:span> być skryptowe lub binarne</text:p>
      <text:p text:style-name="P5"><text:tab/></text:p>
      <text:p text:style-name="P5"><text:tab/>S - tylko z lokalnego systemu plik<text:span text:style-name="T46">ó</text:span>w lub zdalnie za pomoc<text:span text:style-name="T46">ą</text:span> HTTP URL:</text:p>
      <text:p text:style-name="P5"><text:tab/><text:tab/>- apply from: 'other.gradle'</text:p>
      <text:p text:style-name="P5"><text:tab/>B - klasa zdefiniowana w skrypcie build</text:p>
      <text:p text:style-name="P5"><text:tab/> <text:s/>- plik. java w buildSrc</text:p>
      <text:p text:style-name="P5"><text:tab/> <text:s/>- klasa w .jar, który jest umieszczony w dependency</text:p>
      <text:p text:style-name="P5"><text:tab/> <text:s/>- na portalu https://plugins.gradle.org lub innych repo:</text:p>
      <text:p text:style-name="P5"><text:tab/><text:tab/>- apply plugin: 'java'</text:p>
      <text:p text:style-name="P5"><text:tab/><text:tab/>- apply plugin: JavaPlugin</text:p>
      <text:p text:style-name="P5"><text:tab/><text:tab/>- plugins {</text:p>
      <text:p text:style-name="P5"><text:s/><text:tab/><text:tab/> <text:s text:c="3"/>id 'java'</text:p>
      <text:p text:style-name="P5"><text:tab/><text:tab/> <text:s/>}</text:p>
      <text:p text:style-name="P5"><text:tab/><text:tab/> <text:s/>Działa tylko dla pluginow z https://plugins.gradle.org</text:p>
      <text:p text:style-name="P5"><text:tab/><text:tab/>- buildscript {</text:p>
      <text:p text:style-name="P5"><text:tab/><text:tab/><text:tab/>repositories {</text:p>
      <text:p text:style-name="P5"><text:tab/><text:tab/><text:tab/> <text:s/>jcenter()</text:p>
      <text:p text:style-name="P5"><text:tab/><text:tab/><text:tab/>}</text:p>
      <text:p text:style-name="P5"><text:tab/><text:tab/><text:tab/>dependencies {</text:p>
      <text:p text:style-name="P5"><text:tab/><text:tab/><text:tab/> <text:s/>classpath "com.jfrog.bintray.gradle:gradle-bintray-plugin:0.4.1"</text:p>
      <text:p text:style-name="P5"><text:tab/><text:tab/><text:tab/>}</text:p>
      <text:p text:style-name="P5"><text:tab/><text:tab/> <text:s/>}</text:p>
      <text:p text:style-name="P5"><text:tab/><text:tab/> <text:s/>apply plugin: "com.jfrog.bintray"</text:p>
      <text:p text:style-name="P5"><text:tab/><text:tab/> <text:s/>Dodawanie pluginu z innego repo n<text:span text:style-name="T46">iż</text:span> https://plugins.gradle.org</text:p>
      <text:p text:style-name="P5"><text:soft-page-break/><text:tab/><text:tab/> <text:s/></text:p>
      <text:p text:style-name="P5"><text:tab/><text:tab/> <text:s/></text:p>
      <text:p text:style-name="P5"><text:s text:c="4"/>Przykład takiego plugina z jego opisem: https://github.com/nilsmagnus/wsdl2java </text:p>
      <text:p text:style-name="P5"><text:s text:c="4"/></text:p>
      <text:p text:style-name="P5"><text:s text:c="4"/>Przykład wykorzystania</text:p>
      <text:p text:style-name="P5"><text:s text:c="4"/>wsdl2java {</text:p>
      <text:p text:style-name="P5"><text:s text:c="6"/>wsdlsToGenerate = [</text:p>
      <text:p text:style-name="P5"><text:s text:c="14"/>['-p','com.acme.mypackage', '-autoNameResolution',"$projectDir/src/main/resources/wsdl/stockqoute.wsdl"]</text:p>
      <text:p text:style-name="P5"><text:s text:c="6"/>]</text:p>
      <text:p text:style-name="P5"><text:s text:c="6"/>generatedWsdlDir = file("$projectDir/generatedsources")</text:p>
      <text:p text:style-name="P5"><text:s text:c="6"/>wsdlDir = file("$projectDir/src/main/resources/wsdl")</text:p>
      <text:p text:style-name="P5"><text:s text:c="6"/>locale = Locale.FRANCE</text:p>
      <text:p text:style-name="P5"><text:s text:c="4"/>}</text:p>
      <text:p text:style-name="P5"><text:s text:c="4"/>To jakby rozszerzenie taska dodanego z tym pluginem (bo nowy task to "task wsdl2java{...}")<text:tab/><text:tab/> <text:s/><text:tab/><text:tab/></text:p>
      <text:p text:style-name="P5"/>
      <text:p text:style-name="P8"><text:span text:style-name="T24">@</text:span><text:span text:style-name="T28">5</text:span></text:p>
      <text:p text:style-name="P5">Ogolnie caly <text:span text:style-name="T24">plugin 'java' </text:span>opisany jest tutaj: https://docs.gradle.org/2.4/userguide/java_plugin.html</text:p>
      <text:p text:style-name="P5">Ponizej zamieszczam tylko jego fragmenty</text:p>
      <text:p text:style-name="P5"><text:tab/></text:p>
      <text:p text:style-name="P5">Java dodaje nowe taski</text:p>
      <text:p text:style-name="P5"><text:tab/>- clean: usuwa katalog build. Morze się zdarzyć, ze coś "trzyma" plik, wtedy należny ożyć programu LockHunter</text:p>
      <text:p text:style-name="P5"><text:tab/>- compileJava - kompiluje kod <text:s/></text:p>
      <text:p text:style-name="P5"><text:tab/>- assemble - buduje wszystkie archiwa (jar)</text:p>
      <text:p text:style-name="P5"><text:tab/><text:tab/>:compileJava</text:p>
      <text:p text:style-name="P5"><text:tab/><text:tab/>:processResources </text:p>
      <text:p text:style-name="P5"><text:tab/><text:tab/>:classes</text:p>
      <text:p text:style-name="P5"><text:tab/><text:tab/>:jar</text:p>
      <text:p text:style-name="P5"><text:tab/><text:tab/>:assemble</text:p>
      <text:p text:style-name="P5"><text:tab/>- check - wykonuje przede wszystkimi taski weryfikacyjne, w szczególności test</text:p>
      <text:p text:style-name="P5"><text:tab/>- build - wykonuje check i assemble</text:p>
      <text:p text:style-name="P5"><text:tab/><text:tab/>:compileJava</text:p>
      <text:p text:style-name="P5"><text:tab/><text:tab/>:processResources </text:p>
      <text:p text:style-name="P5"><text:tab/><text:tab/>:classes</text:p>
      <text:p text:style-name="P5"><text:tab/><text:tab/>:jar</text:p>
      <text:p text:style-name="P5"><text:tab/><text:tab/>:assemble</text:p>
      <text:p text:style-name="P5"><text:tab/><text:tab/>:compileTestJava </text:p>
      <text:p text:style-name="P5"><text:tab/><text:tab/>:processTestResources </text:p>
      <text:p text:style-name="P5"><text:tab/><text:tab/>:testClasses </text:p>
      <text:p text:style-name="P5"><text:tab/><text:tab/>:test </text:p>
      <text:p text:style-name="P5"><text:tab/><text:tab/>:check </text:p>
      <text:p text:style-name="P5"><text:tab/><text:tab/>:build<text:tab/><text:tab/></text:p>
      <text:p text:style-name="P5"><text:tab/>- test - uruchamia un<text:span text:style-name="T47">i</text:span>t testy tes<text:span text:style-name="T47">t</text:span>y. Log z błędami można znaleźć w build/reports/reports/tests/test/index.html </text:p>
      <text:p text:style-name="P5"><text:tab/></text:p>
      <text:p text:style-name="P42">@<text:span text:style-name="T40">6</text:span></text:p>
      <text:p text:style-name="P6"><text:span text:style-name="T24">Logowanie</text:span>: https://docs.gradle.org/current/userguide/logging.html</text:p>
      <text:p text:style-name="P6">Domyślnie wyświetla 1-4. Aby pokazywać</text:p>
      <text:p text:style-name="P6"><text:tab/>3 -w </text:p>
      <text:p text:style-name="P6"><text:tab/>5 -i - duuuzo informacji o tym, co się dzieje</text:p>
      <text:p text:style-name="P6"><text:tab/>6 -d - ku...sko dyzo informacji</text:p>
      <text:p text:style-name="P6"><text:tab/><text:tab/></text:p>
      <text:p text:style-name="P6">logger.quiet( <text:s text:c="3"/>'1 An info log message which is always logged.')</text:p>
      <text:p text:style-name="P6">logger.error( <text:s text:c="3"/>'2 An error log message.')</text:p>
      <text:p text:style-name="P6">logger.warn( <text:s text:c="4"/>'3 A warning log message.')</text:p>
      <text:p text:style-name="P6">logger.lifecycle('4 A lifecycle info log message.')</text:p>
      <text:p text:style-name="P6">logger.info( <text:s text:c="4"/>'5 An info log message.')</text:p>
      <text:p text:style-name="P6">logger.debug( <text:s text:c="3"/>'6 A debug log message.')</text:p>
      <text:p text:style-name="P6">logger.trace( <text:s text:c="3"/>'7 A trace log message.')</text:p>
      <text:p text:style-name="P6"/>
      <text:p text:style-name="P6"><text:span text:style-name="T20">-s /-S poka</text:span><text:span text:style-name="T23">że</text:span><text:span text:style-name="T20"> standardowy(zalecany) stacktrace / pe</text:span><text:span text:style-name="T23">łe</text:span><text:span text:style-name="T20">n stacktrace</text:span></text:p>
      <text:p text:style-name="P13"/>
      <text:p text:style-name="P32">@7</text:p>
      <text:p text:style-name="P14"><text:span text:style-name="T34">Domyślne</text:span><text:span text:style-name="T24"> położenie katalogów </text:span><text:span text:style-name="T25">z plikami</text:span><text:span text:style-name="T24"> java</text:span> to np </text:p>
      <text:p text:style-name="P14"><text:tab/>src/main/java</text:p>
      <text:p text:style-name="P14"><text:tab/>src/test/resources etc…</text:p>
      <text:p text:style-name="P26">Aby zapewni<text:span text:style-name="T47">ć</text:span> bezproblemową kompilację za pomocą gradle należy jedno z poniższych:</text:p>
      <text:list xml:id="list3927138906556580954" text:style-name="L2">
        <text:list-item>
          <text:p text:style-name="P55">Trzymać sources w src/main/java</text:p>
        </text:list-item>
        <text:list-item>
          <text:p text:style-name="P55">podać kolejne odla jak ponizej</text:p>
        </text:list-item>
      </text:list>
      <text:p text:style-name="P14">sourceSets {</text:p>
      <text:p text:style-name="P14"><text:s text:c="4"/>main {</text:p>
      <text:p text:style-name="P14"><text:s text:c="8"/>java {</text:p>
      <text:p text:style-name="P14"><text:soft-page-break/><text:s text:c="12"/>srcDir 'src/java'</text:p>
      <text:p text:style-name="P14"><text:s text:c="8"/>}</text:p>
      <text:p text:style-name="P14"><text:s text:c="8"/>resources {</text:p>
      <text:p text:style-name="P14"><text:s text:c="12"/>srcDir 'src/resources'</text:p>
      <text:p text:style-name="P14"><text:s text:c="8"/>}</text:p>
      <text:p text:style-name="P14"><text:s text:c="4"/>}</text:p>
      <text:p text:style-name="P14">}</text:p>
      <text:p text:style-name="P11"/>
      <text:p text:style-name="P32">@8</text:p>
      <text:p text:style-name="P28">Zmienne</text:p>
      <text:p text:style-name="P14">Groovy jest językiem skryptowym, stąd brak typów zmiennych. </text:p>
      <text:p text:style-name="P14"/>
      <text:p text:style-name="P32">Przykład ustalenia wartości już zdefiniowanej zmi<text:span text:style-name="T47">e</text:span>nnej</text:p>
      <text:p text:style-name="P14"><text:tab/>group = 'com.gradle.test'</text:p>
      <text:p text:style-name="P14"><text:tab/>version = '0.0.1-SNAPSHOT'</text:p>
      <text:p text:style-name="P14"><text:tab/>sourceCompatibility = '1.8'</text:p>
      <text:p text:style-name="P14"/>
      <text:p text:style-name="P32">Przykład definiowania zmiennych</text:p>
      <text:p text:style-name="P14"><text:tab/>ext {</text:p>
      <text:p text:style-name="P14"><text:tab/><text:tab/>varDummy = '11'</text:p>
      <text:p text:style-name="P14"><text:tab/><text:tab/>varInt1 = 11</text:p>
      <text:p text:style-name="P14"><text:tab/><text:tab/>varInt2 = 12</text:p>
      <text:p text:style-name="P14"><text:tab/><text:tab/>varInt3 = varInt1 + varInt2; //wartość == 23</text:p>
      <text:p text:style-name="P14"><text:tab/>}</text:p>
      <text:p text:style-name="P14"/>
      <text:p text:style-name="P28"><text:span text:style-name="T1">Przykład użycia </text:span>użyci<text:span text:style-name="T1">a</text:span> zmiennej</text:p>
      <text:p text:style-name="P14"><text:tab/>if (varInt3 == 23) { ... } <text:s text:c="8"/>//true - naturalne</text:p>
      <text:p text:style-name="P14"><text:tab/>if ("${varInt3}" == 23) { ... } <text:s text:c="3"/>//false - wygląda jak traktowane jako String</text:p>
      <text:p text:style-name="P14"><text:tab/>if ("${varInt3}" == '23') { ... } <text:s/>//true - wygląda jak traktowane jako String</text:p>
      <text:p text:style-name="P14"><text:tab/>if ("${varDummy}" == '11') { ... } //true</text:p>
      <text:p text:style-name="P14"><text:tab/>if (varDummyStr == '11') { ... } <text:s text:c="2"/>//true </text:p>
      <text:p text:style-name="P14"><text:tab/>println('varDummyInt-&gt;'+"${varDummyInt}") // varDummyInt-&gt;11</text:p>
      <text:p text:style-name="P14"><text:tab/>println('varDummyInt--&gt;'+varDummyInt) <text:s text:c="4"/>// varDummyInt--&gt;11</text:p>
      <text:p text:style-name="P14"><text:tab/></text:p>
      <text:p text:style-name="P32">Przykłady properties projektu</text:p>
      <text:p text:style-name="P14">task t5{</text:p>
      <text:p text:style-name="P14"><text:tab/>doLast{</text:p>
      <text:p text:style-name="P14"><text:tab/><text:tab/>println('t5 51 = '+project)<text:tab/><text:tab/>//root project 'GradleTest'</text:p>
      <text:p text:style-name="P14"><text:tab/><text:tab/>println('t5 52 = '+name)<text:tab/><text:tab/>//t5</text:p>
      <text:p text:style-name="P14"><text:tab/><text:tab/>println('t5 53 = '+path)<text:tab/><text:tab/>//:t5</text:p>
      <text:p text:style-name="P14"><text:tab/><text:tab/>println('t5 54 = '+description) //null</text:p>
      <text:p text:style-name="P14"><text:tab/><text:tab/>println('t5 55 = '+projectDir) <text:s/>//C:\Users\mudia\Documents\Java\MyJava\GradleTest\GradleTest</text:p>
      <text:p text:style-name="P14"><text:tab/><text:tab/>println('t5 56 = '+buildDir) <text:s text:c="3"/>//C:\Users\mudia\Documents\Java\MyJava\GradleTest\GradleTest\build</text:p>
      <text:p text:style-name="P14"><text:tab/><text:tab/>println('t5 57 = '+group) <text:s text:c="6"/>//null</text:p>
      <text:p text:style-name="P14"><text:tab/><text:tab/>println('t5 58 = '+version) <text:s text:c="4"/>//0.0.1-SNAPSHOT //ustalone przez użytkownika</text:p>
      <text:p text:style-name="P14"><text:tab/><text:tab/>println('t5 59 = '+ant) <text:s text:c="8"/>//org.gradle.api.internal.project.DefaultAntBuilder@2c9237c3</text:p>
      <text:p text:style-name="P14"><text:tab/>}</text:p>
      <text:p text:style-name="P14">}</text:p>
      <text:p text:style-name="P14"/>
      <text:p text:style-name="P36">@9</text:p>
      <text:p text:style-name="P27">Konfigurowanie <text:span text:style-name="T2">ź</text:span>r<text:span text:style-name="T2">ó</text:span>de<text:span text:style-name="T2">ł</text:span> dla dependencies</text:p>
      <text:p text:style-name="P12"/>
      <text:p text:style-name="P19"><text:tab/>repo<text:span text:style-name="T43">si</text:span>tories { … <text:span text:style-name="T2">}</text:span></text:p>
      <text:p text:style-name="P12"/>
      <text:p text:style-name="P12"><text:tab/>Dodawanie <text:span text:style-name="T24">repozytorium maven</text:span></text:p>
      <text:list xml:id="list5155055769195370168" text:style-name="L3">
        <text:list-item>
          <text:p text:style-name="P69"><text:a xlink:type="simple" xlink:href="http://repo1.maven.org/maven2/" text:style-name="Internet_20_link" text:visited-style-name="Visited_20_Internet_20_Link"><text:span text:style-name="T20">http://repo1.maven.org/maven2/</text:span></text:a></text:p>
          <text:p text:style-name="P56">mavenCentral() </text:p>
        </text:list-item>
        <text:list-item>
          <text:p text:style-name="P69"><text:a xlink:type="simple" xlink:href="http://jcenter.bintray.com/" text:style-name="Internet_20_link" text:visited-style-name="Visited_20_Internet_20_Link"><text:span text:style-name="T20">http://jcenter.bintray.com/</text:span></text:a></text:p>
          <text:p text:style-name="P56">jcenter()</text:p>
        </text:list-item>
        <text:list-item>
          <text:p text:style-name="P66">lokalne repo maven</text:p>
          <text:p text:style-name="P56">mavenLocal()</text:p>
          <text:list>
            <text:list-header>
              <text:p text:style-name="P56">maven {</text:p>
              <text:p text:style-name="P56">url 'http://maven.petrikainulainen.net/repo'</text:p>
              <text:p text:style-name="P56">url '../maven-repo'</text:p>
            </text:list-header>
          </text:list>
          <text:p text:style-name="P56">} <text:s text:c="3"/></text:p>
        </text:list-item>
      </text:list>
      <text:p text:style-name="P12"><text:tab/></text:p>
      <text:p text:style-name="P12"><text:tab/>Dodawanie <text:span text:style-name="T24">repozytorium IVY</text:span></text:p>
      <text:p text:style-name="P12"><text:tab/>ivy {</text:p>
      <text:list xml:id="list4942427413541725640" text:style-name="L4">
        <text:list-item>
          <text:p text:style-name="P57">z sieci</text:p>
          <text:p text:style-name="P75"><text:span text:style-name="T14">url '</text:span><text:a xlink:type="simple" xlink:href="http://ivy.petrikainulainen.net/repo" text:style-name="Internet_20_link" text:visited-style-name="Visited_20_Internet_20_Link"><text:span text:style-name="T14">http://ivy.petrikainulainen.net/repo</text:span></text:a><text:span text:style-name="T14">'</text:span></text:p>
        </text:list-item>
        <text:list-item>
          <text:p text:style-name="P57"><text:soft-page-break/>z lokalnego katalogu</text:p>
          <text:p text:style-name="P57">url '../ivy-repo'</text:p>
        </text:list-item>
      </text:list>
      <text:p text:style-name="P12"><text:s text:c="4"/><text:tab/>}</text:p>
      <text:p text:style-name="P12"/>
      <text:p text:style-name="P12"><text:tab/>Dodawanie <text:span text:style-name="T25">jar’ów</text:span><text:span text:style-name="T24"> z</text:span> <text:span text:style-name="T24">lokalnego katalogu </text:span>dependency. Przeszukane zostan<text:span text:style-name="T48">ą</text:span> katalogi libA i libB, <text:span text:style-name="T2">w poszukiwaniu</text:span></text:p>
      <text:p text:style-name="P12"><text:s text:c="4"/><text:tab/>flatDir {</text:p>
      <text:p text:style-name="P12"><text:s text:c="7"/><text:tab/><text:tab/>dirs 'libA', 'libB'</text:p>
      <text:p text:style-name="P12"><text:s text:c="4"/><text:tab/>}</text:p>
      <text:p text:style-name="P12"/>
      <text:p text:style-name="P34">@10</text:p>
      <text:p text:style-name="P34">Zależności</text:p>
      <text:p text:style-name="P24"/>
      <text:p text:style-name="P15"><text:span text:style-name="T24">Opis zale</text:span><text:span text:style-name="T31">ż</text:span><text:span text:style-name="T24">no</text:span><text:span text:style-name="T31">śc</text:span><text:span text:style-name="T24">i z grafem</text:span>: https://docs.gradle.org/2.4/userguide/java_plugin.html#sec:java_plugin_and_dependency_management</text:p>
      <text:p text:style-name="P15">Zasadniczo najpopularniejsze:</text:p>
      <text:list xml:id="list7021720626026230993" text:style-name="L5">
        <text:list-item>
          <text:p text:style-name="P58">compile - uzywane przez :compileTestJava</text:p>
        </text:list-item>
        <text:list-item>
          <text:p text:style-name="P58">runtime - rozszerza compile</text:p>
        </text:list-item>
        <text:list-item>
          <text:p text:style-name="P76"><text:span text:style-name="T4">testCompile - u</text:span><text:span text:style-name="T5">ż</text:span><text:span text:style-name="T4">ywa</text:span><text:span text:style-name="T5">ć</text:span><text:span text:style-name="T4"> tylko dl</text:span><text:span text:style-name="T5">a</text:span><text:span text:style-name="T4"> dependency u</text:span><text:span text:style-name="T5">ż</text:span><text:span text:style-name="T4">ywanych </text:span><text:span text:style-name="T5">wyłącznie</text:span><text:span text:style-name="T4"> podczas test</text:span><text:span text:style-name="T5">ó</text:span><text:span text:style-name="T4">w np Junit</text:span></text:p>
          <text:list>
            <text:list-header>
              <text:p text:style-name="P58">testCompile 'junit:junit:4.11'</text:p>
            </text:list-header>
          </text:list>
        </text:list-item>
        <text:list-item>
          <text:p text:style-name="P76"><text:span text:style-name="T4">compileOnly - spowoduje, </text:span><text:span text:style-name="T5">ż</text:span><text:span text:style-name="T4">e dependency będzie obecne dla compile, test + runtime, ale nie dla jar! Chodzi o to, </text:span><text:span text:style-name="T5">ż</text:span><text:span text:style-name="T4">e program app u</text:span><text:span text:style-name="T5">ż</text:span><text:span text:style-name="T4">ywa biblioteki foo, kt</text:span><text:span text:style-name="T5">ó</text:span><text:span text:style-name="T4">ra wewnętrznie u</text:span><text:span text:style-name="T5">ż</text:span><text:span text:style-name="T4">ywa biblioteki bar, wiec TYLKO foo jest niezbędne do skompilowania app, ale zarówno foo jak i bar do uruchomienia app</text:span></text:p>
        </text:list-item>
      </text:list>
      <text:p text:style-name="P15"/>
      <text:p text:style-name="P29">Wskazanie konkretnych dependencies do zaciągnięcia z<text:span text:style-name="T38">e</text:span> <text:span text:style-name="T37">ź</text:span>ródeł <text:span text:style-name="T38">w repository { … }</text:span></text:p>
      <text:p text:style-name="P15">dependencies { … <text:span text:style-name="T37">}</text:span></text:p>
      <text:p text:style-name="P29">Dwa <text:span text:style-name="T37">równoważne</text:span> sposoby określania pojedynczego dependency:</text:p>
      <text:list xml:id="list5403862334556957695" text:style-name="L6">
        <text:list-item>
          <text:p text:style-name="P59">compile group: 'foo', name: 'foo', version: '0.1'</text:p>
        </text:list-item>
        <text:list-item>
          <text:p text:style-name="P59">compile 'foo:foo:0.1'</text:p>
        </text:list-item>
      </text:list>
      <text:p text:style-name="P15"><text:tab/></text:p>
      <text:p text:style-name="P30">Dwa <text:span text:style-name="T37">równoważne</text:span> sposoby <text:s/><text:span text:style-name="T38">w</text:span>skazani<text:span text:style-name="T38">a</text:span> wielu dependancies:</text:p>
      <text:list xml:id="list4316284843047704892" text:style-name="L7">
        <text:list-item>
          <text:p text:style-name="P60">compile (</text:p>
        </text:list-item>
      </text:list>
      <text:p text:style-name="P15"><text:tab/><text:tab/>[group: 'foo', name: 'foo', version: '0.1'],</text:p>
      <text:p text:style-name="P15"><text:s text:c="8"/><text:tab/><text:tab/>[group: 'bar', name: 'bar', version: '0.1']</text:p>
      <text:p text:style-name="P16"><text:s text:c="4"/><text:tab/>)</text:p>
      <text:list xml:id="list998456450047225300" text:style-name="L8">
        <text:list-item>
          <text:p text:style-name="P61">compile 'foo:foo:0.1', 'bar:bar:0.1'<text:tab/></text:p>
        </text:list-item>
      </text:list>
      <text:p text:style-name="P15"><text:s text:c="4"/></text:p>
      <text:p text:style-name="P35">Compile, Api, Implementation</text:p>
      <text:list xml:id="list5473881335577959676" text:style-name="L9">
        <text:list-item>
          <text:p text:style-name="P77"><text:span text:style-name="T4">compile – </text:span><text:span text:style-name="T6">(</text:span><text:span text:style-name="T4">przestarza</text:span><text:span text:style-name="T6">ł</text:span><text:span text:style-name="T4">y</text:span><text:span text:style-name="T6">)</text:span><text:span text:style-name="T4"> </text:span><text:span text:style-name="T6">pozwala na odstęp do zagłębionych zależności</text:span></text:p>
        </text:list-item>
        <text:list-item>
          <text:p text:style-name="P77"><text:span text:style-name="T4">api – </text:span><text:span text:style-name="T6">pozwala na dostęp do zagłębionych zależności</text:span></text:p>
        </text:list-item>
        <text:list-item>
          <text:p text:style-name="P77"><text:span text:style-name="T4">implementation –</text:span><text:span text:style-name="T6"> blokuje dostęp do zagłębionych zależności</text:span></text:p>
        </text:list-item>
      </text:list>
      <text:p text:style-name="P15">Szczegóły z przykładem <text:s/>w https://stackoverflow.com/a/48388463</text:p>
      <text:p text:style-name="P16">W skrócie </text:p>
      <text:list xml:id="list1021297178117623184" text:style-name="L10">
        <text:list-item>
          <text:p text:style-name="P62">mamy app korzystająca z libA korzystająca z libB</text:p>
        </text:list-item>
        <text:list-item>
          <text:p text:style-name="P62">app ma implementation libA</text:p>
        </text:list-item>
      </text:list>
      <text:p text:style-name="P22"><text:s text:c="4"/>Je<text:span text:style-name="T38">śl</text:span>i libA ma api lub compile dla LibB, to app b<text:span text:style-name="T38">ę</text:span>dzie m<text:span text:style-name="T38">ógł</text:span> korzysta<text:span text:style-name="T38">ć</text:span> z LibB (np LibB.getVal();)</text:p>
      <text:p text:style-name="P16"><text:s text:c="4"/>Je<text:span text:style-name="T38">śl</text:span>i libA ma implementation dla LibB, to app nie b<text:span text:style-name="T38">ę</text:span>dzie m<text:span text:style-name="T38">ógł</text:span> korzysta<text:span text:style-name="T38">ć</text:span> a LibB (LibB.getVal(); nie skompiluje si<text:span text:style-name="T48">ę</text:span>)</text:p>
      <text:p text:style-name="P15"/>
      <text:p text:style-name="P37">@11</text:p>
      <text:p text:style-name="P37">MainClass</text:p>
      <text:p text:style-name="P17">Dla plugina "java" - ustawianie Main-Class do generowania pliku jar: </text:p>
      <text:list xml:id="list9198667337135289617" text:style-name="L11">
        <text:list-item>
          <text:p text:style-name="P78"><text:span text:style-name="T4">Konieczne tylko je</text:span><text:span text:style-name="T7">ś</text:span><text:span text:style-name="T4">li ma by</text:span><text:span text:style-name="T7">ć</text:span><text:span text:style-name="T4"> to aplikacja (a nie biblioteka) </text:span></text:p>
        </text:list-item>
        <text:list-item>
          <text:p text:style-name="P63">Nie jest to konieczne dla Springa (inny plugin, który sam rozwiązuje ten problem) </text:p>
        </text:list-item>
      </text:list>
      <text:p text:style-name="P17"><text:tab/>jar {</text:p>
      <text:p text:style-name="P17"><text:tab/> <text:s text:c="3"/>manifest {</text:p>
      <text:p text:style-name="P17"><text:tab/> <text:s text:c="7"/>attributes 'Main-Class': 'com.gradle.test.GradleTest.GradleTestApplication.HelloWorld'</text:p>
      <text:p text:style-name="P17"><text:tab/> <text:s text:c="3"/>}</text:p>
      <text:p text:style-name="P17"><text:tab/>}</text:p>
      <text:p text:style-name="P17"/>
      <text:p text:style-name="P37">@12</text:p>
      <text:p text:style-name="P37">FatJar</text:p>
      <text:list xml:id="list3963275830847417658" text:style-name="L12">
        <text:list-item>
          <text:p text:style-name="P67">Powoduje zawarcie zależności w generowanym pliku jar</text:p>
        </text:list-item>
        <text:list-item>
          <text:p text:style-name="P67">Konieczne gdy generujemy końcową aplikację lub bibliotekę dołacaną jako flatDir</text:p>
        </text:list-item>
        <text:list-item>
          <text:p text:style-name="P67">Niepotrzebne dla Springa, który domyślnie dołacza dependancies do <text:span text:style-name="T39">jar'a</text:span></text:p>
        </text:list-item>
      </text:list>
      <text:p text:style-name="P17"/>
      <text:p text:style-name="P25"><text:tab/><text:span text:style-name="T24">Sposób 1 </text:span>– dołączanie<text:span text:style-name="T24"> zawsze</text:span> przy generowaniu pliku jar</text:p>
      <text:p text:style-name="P17"><text:tab/>jar {</text:p>
      <text:p text:style-name="P17"><text:tab/> <text:s text:c="3"/>from { configurations.compile.collect { it.isDirectory() ? it : zipTree(it) } }</text:p>
      <text:p text:style-name="P17"><text:tab/> <text:s text:c="3"/>manifest {</text:p>
      <text:p text:style-name="P17"><text:tab/> <text:s text:c="7"/>attributes 'Main-Class': 'com.gradle.test.GradleTest.GradleTestApplication'</text:p>
      <text:p text:style-name="P17"><text:tab/> <text:s text:c="3"/>}</text:p>
      <text:p text:style-name="P17"><text:soft-page-break/><text:tab/>}</text:p>
      <text:p text:style-name="P17"/>
      <text:p text:style-name="P17"><text:tab/><text:span text:style-name="T29">Sposób 2</text:span><text:span text:style-name="T41"> – </text:span><text:span text:style-name="T29">oddzialny task</text:span><text:span text:style-name="T41"> rozszerzający task jar</text:span></text:p>
      <text:p text:style-name="P17"><text:tab/>task customFatJar(type: Jar) {</text:p>
      <text:p text:style-name="P17"><text:tab/> <text:s text:c="3"/>manifest {</text:p>
      <text:p text:style-name="P17"><text:tab/> <text:s text:c="7"/>attributes 'Main-Class': 'com.gradle.test.GradleTest.GradleTestApplication'</text:p>
      <text:p text:style-name="P17"><text:tab/> <text:s text:c="3"/>}</text:p>
      <text:p text:style-name="P17"><text:tab/> <text:s text:c="3"/><text:tab/>//nadaje czesc nazwy pliku jar "testJar-0.0.1-SNAPSHOT.jar"</text:p>
      <text:p text:style-name="P17"><text:tab/> <text:s text:c="3"/><text:tab/>//[archiveBaseName]-[archiveAppendix]-[archiveVersion]-[archiveClassifier].[archiveExtension]</text:p>
      <text:p text:style-name="P17"><text:tab/> <text:s text:c="3"/><text:tab/>//Tutaj szczegoly https://docs.gradle.org/current/dsl/org.gradle.api.tasks.bundling.Jar.html</text:p>
      <text:p text:style-name="P17"><text:tab/> <text:s text:c="3"/>baseName = 'testJar'</text:p>
      <text:p text:style-name="P17"><text:tab/> <text:s text:c="3"/>from { configurations.compile.collect { it.isDirectory() ? it : zipTree(it) } }</text:p>
      <text:p text:style-name="P17"><text:tab/> <text:s text:c="3"/>with jar</text:p>
      <text:p text:style-name="P17"><text:tab/>}</text:p>
      <text:p text:style-name="P17"><text:tab/></text:p>
      <text:p text:style-name="P38">@13</text:p>
      <text:p text:style-name="P18"><text:span text:style-name="T24">Reguluje tworzenie plik</text:span><text:span text:style-name="T30">ó</text:span><text:span text:style-name="T24">w jar</text:span> przez plugin od <text:span text:style-name="T24">Springa</text:span></text:p>
      <text:p text:style-name="P18">bootJar {</text:p>
      <text:p text:style-name="P18"><text:tab/><text:tab/><text:span text:style-name="T42">//Zmiana glownej klasy aplikacji z domyslnej</text:span></text:p>
      <text:p text:style-name="P18"><text:tab/>mainClass = 'com.example.demo.Application'<text:tab/></text:p>
      <text:p text:style-name="P18"><text:tab/><text:tab/>//Powoduje, ze Assemble nie wygeneruje build/libs i pliku jar</text:p>
      <text:p text:style-name="P18"><text:s text:c="4"/><text:tab/>enabled = false <text:s text:c="3"/></text:p>
      <text:p text:style-name="P18"><text:s text:c="4"/><text:tab/><text:tab/>//nadanie nazwy pliku docelowego</text:p>
      <text:p text:style-name="P18"><text:s text:c="4"/><text:tab/>archiveName = 'testJar!'</text:p>
      <text:p text:style-name="P18">}</text:p>
      <text:p text:style-name="P18"/>
      <text:p text:style-name="P39">@14</text:p>
      <text:p text:style-name="P31">Taski</text:p>
      <text:p text:style-name="P31"/>
      <text:p text:style-name="P48"><text:span text:style-name="T17">Nowy task </text:span><text:span text:style-name="T18">(o nazwie XXX)</text:span></text:p>
      <text:list xml:id="list2745489458260401748" text:style-name="L13">
        <text:list-item>
          <text:p text:style-name="P79"><text:span text:style-name="T4">task </text:span><text:span text:style-name="T12">XXX{…</text:span><text:span text:style-name="T4">}</text:span></text:p>
        </text:list-item>
        <text:list-item>
          <text:p text:style-name="P64">Nie może byc 2 tasków o takiej samej nazwie</text:p>
          <text:p text:style-name="P65"/>
        </text:list-item>
      </text:list>
      <text:p text:style-name="P31">Rozszerzenie już istniejącego taska <text:span text:style-name="T43">(o nazwie XXX)</text:span></text:p>
      <text:list xml:id="list3828497813191681032" text:style-name="L14">
        <text:list-item>
          <text:p text:style-name="P82"><text:span text:style-name="T12">XXX</text:span><text:span text:style-name="T4"> {…}</text:span></text:p>
        </text:list-item>
        <text:list-item>
          <text:p text:style-name="P80"><text:span text:style-name="T4">dodaje nowe linie kodu. Po prostu dokleja nowe komen</text:span><text:span text:style-name="T13">d</text:span><text:span text:style-name="T4">y na koniec już istniejącego kodu</text:span></text:p>
        </text:list-item>
      </text:list>
      <text:p text:style-name="P23"/>
      <text:p text:style-name="P49"><text:span text:style-name="T17">Kolejność wykonywania </text:span><text:span text:style-name="T19">kodu</text:span><text:span text:style-name="T17"> </text:span></text:p>
      <text:list xml:id="list4199451246439427263" text:style-name="L15">
        <text:list-item>
          <text:p text:style-name="P83"><text:span text:style-name="T4">b</text:span><text:span text:style-name="T3">loki doFirst {…} i doLast {…} podczas execution</text:span></text:p>
          <text:list>
            <text:list-item>
              <text:p text:style-name="P70"><text:span text:style-name="T3">taks hello &lt;&lt; { … </text:span><text:span text:style-name="T44">} ma działać jako doLast, ale w Gradle 5 zostało usunięte</text:span></text:p>
            </text:list-item>
          </text:list>
        </text:list-item>
        <text:list-item>
          <text:p text:style-name="P71">pozostały kos podczas configuration</text:p>
        </text:list-item>
      </text:list>
      <text:list xml:id="list1339906681680781604" text:style-name="L16">
        <text:list-item>
          <text:p text:style-name="P84"><text:span text:style-name="T8">kolejność </text:span><text:span text:style-name="T4">jest zale</text:span><text:span text:style-name="T8">ż</text:span><text:span text:style-name="T4">na od kolejności w pliku rozszerzeń.</text:span></text:p>
        </text:list-item>
      </text:list>
      <text:p text:style-name="P20"/>
      <text:p text:style-name="P53">task t6{</text:p>
      <text:p text:style-name="P53"><text:s text:c="4"/>println('t6 0') //1</text:p>
      <text:p text:style-name="P53"><text:tab/>doFirst{println('t6 1')} //6</text:p>
      <text:p text:style-name="P53"><text:tab/>doLast{println('t6 2')} //7</text:p>
      <text:p text:style-name="P53">}</text:p>
      <text:p text:style-name="P53"/>
      <text:p text:style-name="P53">t6{</text:p>
      <text:p text:style-name="P53"><text:s text:c="4"/>println('t6 3') //2</text:p>
      <text:p text:style-name="P53"><text:tab/>doFirst{println('t6 4')} //5</text:p>
      <text:p text:style-name="P53"><text:tab/>doLast{println('t6 5')} //8</text:p>
      <text:p text:style-name="P53">}</text:p>
      <text:p text:style-name="P53"/>
      <text:p text:style-name="P53">t6{</text:p>
      <text:p text:style-name="P53"><text:s text:c="4"/>println('t6 6') //3</text:p>
      <text:p text:style-name="P53"><text:tab/>doFirst{println('t6 7')} //4</text:p>
      <text:p text:style-name="P53"><text:tab/>doLast{println('t6 8')} //9</text:p>
      <text:p text:style-name="P53">}</text:p>
      <text:p text:style-name="P53"/>
      <text:list xml:id="list8203157333873280472" text:style-name="L17">
        <text:list-item>
          <text:p text:style-name="P81"><text:span text:style-name="T4">0,3,6 </text:span><text:span text:style-name="T8">- </text:span><text:span text:style-name="T4">w czasie configure</text:span></text:p>
        </text:list-item>
        <text:list-item>
          <text:p text:style-name="P68">7,4,1 - do First DESC</text:p>
        </text:list-item>
        <text:list-item>
          <text:p text:style-name="P81"><text:span text:style-name="T4">2,5,8 –</text:span><text:span text:style-name="T8"> do Last ASC</text:span></text:p>
        </text:list-item>
      </text:list>
      <text:p text:style-name="P20"/>
      <text:p text:style-name="P40">DependsOn</text:p>
      <text:p text:style-name="P20"/>
      <text:p text:style-name="P2"><text:span text:style-name="T21">P</text:span><text:span text:style-name="T20">owoduje, </text:span><text:span text:style-name="T22">ż</text:span><text:span text:style-name="T20">e w</text:span>ywo<text:span text:style-name="T44">ł</text:span>anie <text:span text:style-name="T44">taska YYY</text:span> zostanie poprzedzone wywo<text:span text:style-name="T44">ł</text:span>aniem <text:span text:style-name="T44">taska z dependsOn</text:span></text:p>
      <text:p text:style-name="P3"><text:soft-page-break/>Dwa sposoby definiowania dependsOn</text:p>
      <text:p text:style-name="P3"/>
      <text:list xml:id="list7651809700318099650" text:style-name="L18">
        <text:list-item>
          <text:p text:style-name="P85"><text:span text:style-name="T4">task </text:span><text:span text:style-name="T8">XXX{…</text:span><text:span text:style-name="T4">}</text:span></text:p>
          <text:p text:style-name="P85"><text:span text:style-name="T4">task </text:span><text:span text:style-name="T8">YYY </text:span><text:span text:style-name="T4">(dependsOn: '</text:span><text:span text:style-name="T8">XXX</text:span><text:span text:style-name="T4">'){...}</text:span></text:p>
        </text:list-item>
      </text:list>
      <text:p text:style-name="P2"/>
      <text:list xml:id="list100513395178883" text:continue-numbering="true" text:style-name="L18">
        <text:list-item>
          <text:p text:style-name="P85"><text:span text:style-name="T4">task </text:span><text:span text:style-name="T9">XXX</text:span><text:span text:style-name="T4">{…}</text:span></text:p>
          <text:p text:style-name="P85"><text:span text:style-name="T4">task </text:span><text:span text:style-name="T9">YYY</text:span><text:span text:style-name="T4">{…}</text:span></text:p>
          <text:p text:style-name="P85"><text:span text:style-name="T9">YYY</text:span><text:span text:style-name="T4">.dependsOn </text:span><text:span text:style-name="T9">XXX</text:span></text:p>
        </text:list-item>
      </text:list>
      <text:p text:style-name="P2"/>
      <text:p text:style-name="P50"><text:span text:style-name="T10">Wypełnienie</text:span><text:span text:style-name="T4"> dependsOn wszystkie taski zaczynające się od "</text:span><text:span text:style-name="T10">Z</text:span><text:span text:style-name="T4">_"</text:span></text:p>
      <text:p text:style-name="P2">task <text:span text:style-name="T45">YYY</text:span>(dependsOn:</text:p>
      <text:p text:style-name="P2"><text:tab/><text:tab/>tasks.findAll { </text:p>
      <text:p text:style-name="P2"><text:tab/><text:tab/><text:tab/>task -&gt; task.name.startsWith('<text:span text:style-name="T45">Z</text:span>_') </text:p>
      <text:p text:style-name="P2"><text:tab/><text:tab/>}</text:p>
      <text:p text:style-name="P2"><text:tab/>){<text:tab/></text:p>
      <text:p text:style-name="P2">}</text:p>
      <text:p text:style-name="P2"><text:s/></text:p>
      <text:p text:style-name="P51"><text:span text:style-name="T4">Wywo</text:span><text:span text:style-name="T10">ł</text:span><text:span text:style-name="T4">ywanie jednego taska z wewn</text:span><text:span text:style-name="T10">ą</text:span><text:span text:style-name="T4">trz drugiego jest niewspierane. Zaleca si</text:span><text:span text:style-name="T10">ę</text:span><text:span text:style-name="T4"> u</text:span><text:span text:style-name="T10">ż</text:span><text:span text:style-name="T4">ywanie</text:span></text:p>
      <text:list xml:id="list7719138574334230818" text:style-name="L19">
        <text:list-item>
          <text:p text:style-name="P72">dependsOn</text:p>
        </text:list-item>
        <text:list-item>
          <text:p text:style-name="P86"><text:span text:style-name="T4">f</text:span><text:span text:style-name="T3">inalizedBy – łączącego w wywołania w łańcuchy. </text:span><text:span text:style-name="T11">Uwaga, fail pierwszego taska nie przerywa łańcucha, ale można ustawiać odpowiednio zmienne, aby sterować ifologią.</text:span></text:p>
          <text:p text:style-name="P86"><text:span text:style-name="T3">XXX</text:span><text:span text:style-name="T4">.finalizedBy </text:span><text:span text:style-name="T3">YYY</text:span></text:p>
        </text:list-item>
      </text:list>
      <text:p text:style-name="P4"/>
      <text:p text:style-name="P47">@Finall</text:p>
      <text:p text:style-name="P21">Gradle siedzi na groove/kotlin i jest pełnoprawnym jerzykiem programowania. Poniżej przykład możliwości</text:p>
      <text:p text:style-name="P21"><text:tab/>tasks - to lista taskow udostępniana przez gradle</text:p>
      <text:p text:style-name="P21"><text:tab/>https://docs.gradle.org/current/javadoc/org/gradle/api/tasks/TaskCollection.html </text:p>
      <text:p text:style-name="P21">task t8 {</text:p>
      <text:p text:style-name="P21"><text:s text:c="4"/>doLast {</text:p>
      <text:p text:style-name="P21"><text:s text:c="8"/>tasks</text:p>
      <text:p text:style-name="P21"><text:s text:c="8"/><text:tab/>.findAll { task -&gt; task.name.startsWith('t') }.each { task -&gt; println(task.name)}</text:p>
      <text:p text:style-name="P21"><text:s text:c="4"/>}</text:p>
      <text:p text:style-name="P21">}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0:42:44.042000000</meta:creation-date>
    <dc:date>2020-03-30T10:05:11.916000000</dc:date>
    <meta:editing-duration>PT5H57M41S</meta:editing-duration>
    <meta:editing-cycles>17</meta:editing-cycles>
    <meta:generator>LibreOffice/5.2.3.3$Windows_x86 LibreOffice_project/d54a8868f08a7b39642414cf2c8ef2f228f780cf</meta:generator>
    <meta:document-statistic meta:table-count="0" meta:image-count="0" meta:object-count="0" meta:page-count="7" meta:paragraph-count="402" meta:word-count="1725" meta:character-count="13592" meta:non-whitespace-character-count="11542"/>
  </office:meta>
</office:document-meta>
</file>